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0103" officeooo:paragraph-rsid="00030103"/>
    </style:style>
    <style:style style:name="P2" style:family="paragraph" style:parent-style-name="Standard">
      <style:text-properties officeooo:rsid="0003c32c" officeooo:paragraph-rsid="0003c32c"/>
    </style:style>
    <style:style style:name="P3" style:family="paragraph" style:parent-style-name="Standard">
      <style:text-properties officeooo:rsid="000494d2" officeooo:paragraph-rsid="000494d2"/>
    </style:style>
    <style:style style:name="P4" style:family="paragraph" style:parent-style-name="Standard">
      <style:text-properties officeooo:rsid="000637b3" officeooo:paragraph-rsid="000637b3"/>
    </style:style>
    <style:style style:name="T1" style:family="text">
      <style:text-properties officeooo:rsid="0003c32c"/>
    </style:style>
    <style:style style:name="T2" style:family="text">
      <style:text-properties officeooo:rsid="00044f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text:p>
      <text:p text:style-name="P1">En la actualidad, las personas cada vez gozan de un tiempo libre más limitado debido principalmente a las situaciones laborales y personales de cada individuo. Desde hace algún tiempo, cada vez es más frecuente que las personas hagan uso de servicios ofrecidos por las diferentes tecnologías y dispositivos que nos rodean para organizarse y planear dicho tiempo libre en base a los gustos y aficiones particulares.</text:p>
      <text:p text:style-name="P1"/>
      <text:p text:style-name="P1">Dicho tiempo libre es muy utilizado para hacer deporte (jogging, mountain bike...), viajar y hacer turismo, conocer la cultura y gastronomía de diferentes puntos del mundo, acudir a espectáculos etc...</text:p>
      <text:p text:style-name="P1"/>
      <text:p text:style-name="P1">MOTIVACIÓN</text:p>
      <text:p text:style-name="P1">En base a aficiones compartidas con conocidos, familiares y amigos, surge la ideas de desarrollar NOMBREAPP con el fin de facilitar la organización y planificación del tiempo libre en base a las aficiones de cada uno.</text:p>
      <text:p text:style-name="P1"/>
      <text:p text:style-name="P1">Tras tener la idea del desarrollo de NOMBREAPP como una mera afición, conversaciones entabladas con los potenciales usuarios de mi entorno (clientes) hacen que sea aún más motivante pues entiendo que cubre las necesidades de un amplio espectro de posibles usuarios de diferentes edades y gustos muy distintos.</text:p>
      <text:p text:style-name="P1"/>
      <text:p text:style-name="P1">En NOMBREAPP se busca, haciendo uso de la geolocalización y de las posibilidades ofrecidas por el plugin de Google para Eclipse (principalmente su librería Google Maps), representar en un mapa rutas y senderos con información detallada, estando englobadas en diferentes categorías. </text:p>
      <text:p text:style-name="P1"/>
      <text:p text:style-name="P1">NOMBREAPP ofrece la posibilidad a un usuario de crear sus rutas personales y que. tanto el propio usuario como sus círculos de amistades dentro de la aplicación, puedan disfrutar de <text:span text:style-name="T1">actividades diversas cercanas al lugar donde se encuentran.</text:span></text:p>
      <text:p text:style-name="P1"/>
      <text:p text:style-name="P2">Otra motivación mportante es el uso que el framework GWT (Google Web Toolkit) puede aportarme en el desarrollo continuo de mi carrera y mis conocimientos. GWT aporta múltiples funcionalidades orientadas a la integración de servicios en el desarrollo de aplicaciones web, haciendo el uso de AJAX mucho más sencillo, debido al uso de Java que, como ya es conocido, es un lenguaje robusto y continuamente actualizado. Con GWT se puede desarrollar bajo cualquier IDE de java siendo el código compilado a JavaScript y HTML.</text:p>
      <text:p text:style-name="P2"/>
      <text:p text:style-name="P2">OBJETIVOS DEL PROYECTO</text:p>
      <text:p text:style-name="P2">OBJETIVOS DOCENTES</text:p>
      <text:p text:style-name="P2">- Uso de metodologías estudiadas para la planificación, diseño y ejecución de un proyecto software</text:p>
      <text:p text:style-name="P2">- Practicar el proceso de planificación y organización de un proyecto software, fundamental para un ingeniero informático.</text:p>
      <text:p text:style-name="P2">- Uso de tecnologías no estudiadas durante la etapa universitaria que puedan aportarme en mi carrera profesional.</text:p>
      <text:p text:style-name="P2">- Afianzar el uso de Java <text:span text:style-name="T2">como lenguaje y plataforma de programación para proyectos software.</text:span></text:p>
      <text:p text:style-name="P3">OBJETIVOS TÉCNICOS</text:p>
      <text:p text:style-name="P3">- Utilización de patrones de diseño y análisis de las ventajas del uso de los mismos durante el desarrollo del proyecto.</text:p>
      <text:p text:style-name="P3">- Estudiar y profundizar en el uso de tecnologías en las cuales no se profundiza durante la carrera, como es el caso del framework de desarrollo Spring, Hibernate, AJAX, y GWT y hacer uso de ellas para el desarrollo del proyecto. </text:p>
      <text:p text:style-name="P3">- Hacer simulación profesionalizada del ciclo de vida del software y funciones de consultoría del software, análisis de costes y de tiempos.</text:p>
      <text:p text:style-name="P3"><text:soft-page-break/>- Ser capaz de adaptar el proceso de desarrollo de un proyecto software a necesidades reales de clientes.</text:p>
      <text:p text:style-name="P3"/>
      <text:p text:style-name="P3">PROCESO DE DESARROLLO DEL PROYECTO</text:p>
      <text:p text:style-name="P3">La idea a desarrollar surge como consecuencia de las primeras reuniones entre el tutor y el alumno. En la decisión tomada sobre el proyecto a desarrollar se unen necesidades reales de conocidos (usuarios-clientes) con el desarrollo de una aplicación web con integración de servicios y la bñusqueda de mejorar la experiencia con tecnologías bastante demandadas en la actualidad entre profesionales del sector de las TIC.</text:p>
      <text:p text:style-name="P3"/>
      <text:p text:style-name="P3">Las reuniones entre tutor y alumno se han ido sucediendo de manera muy habitual con la intención de concretar objetivos y generar tareas a realizar entre las mismas. A las tareas se les ha asignado un tiempo de investigación y ejecución razonables, tiempo tenido en cuenta a la hora de realizar la estimaciones temporales en el desarrollo del proyecto. En las reuniones posteriores se decide las modificaciones necesarias a relizar además de las nuevas tareas.</text:p>
      <text:p text:style-name="P3"/>
      <text:p text:style-name="P3">-PROJETSII</text:p>
      <text:p text:style-name="P3">Esta herramienta ofrecida por la Universidad de Sevilla se ha utilizado para la gestión de tareas. Las tareas se añaden al sistema asignñandole un número de horas estimado y, posteriormente, se le asignan las horas reales utilizadas en el desempeño de las mismas. Esto se utiliza posteriormente en el apartado X.X. de la documentación para la estimación temporal del proyecto.</text:p>
      <text:p text:style-name="P3"/>
      <text:p text:style-name="P4">Para el resto de pasos o etapas superadas para el desarrollo del proyecto, se indica el proceso seguido para la realización de cada apartado o sección en su apartado correspondiente en este documento.</text:p>
      <text:p text:style-name="P4"/>
      <text:p text:style-name="P4">- ESTRUCTURA DEL DOCUMENTO</text:p>
      <text:p text:style-name="P4">Para una mejor comprensión de los pasos seguidos en el desarrollo del proyecto, se resume en este apartado las partes de las que la documentación consta:</text:p>
      <text:p text:style-name="P4"/>
      <text:p text:style-name="P4">PARTE I – Introducción y planificación</text:p>
      <text:p text:style-name="P4">En esta primera parte, se resumen las motivaciones y los orígenes de la idea a desarrollar, así como se realiza una introducción a la metodología a seguir en su desarrollo, estimación de los tiempos y estimación de los costes de llevar a cabo el proyecto.</text:p>
      <text:p text:style-name="P4"/>
      <text:p text:style-name="P4">PARTE II – Materias relacionadas</text:p>
      <text:p text:style-name="P4">En la segunda parte, se detallan las tecnologías empleadas en el desarrollo del proyecto. (MÁS)</text:p>
      <text:p text:style-name="P4"/>
      <text:p text:style-name="P4">PARTE III – Sistema desarrollado</text:p>
      <text:p text:style-name="P4">Siendo esta parte tercera la parte principal del documento, en ella se incluye: documentación de la aplicación desarrollada: elicitación y análisis de requisitos, diseño, </text:p>
      <text:p text:style-name="P4">implementación, pruebas y manuales.</text:p>
      <text:p text:style-name="P4"/>
      <text:p text:style-name="P4">PARTE IV – Comentarios y conclusió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4.1.3.2$Linux_X86_64 LibreOffice_project/410m0$Build-2</meta:generator>
    <dc:date>2014-05-03T14:15:48.076141413</dc:date>
    <dc:creator>Miguel Centeno</dc:creator>
    <meta:document-statistic meta:table-count="0" meta:image-count="0" meta:object-count="0" meta:page-count="2" meta:paragraph-count="36" meta:word-count="893" meta:character-count="5654" meta:non-whitespace-character-count="4790"/>
    <meta:user-defined meta:name="Info 1"/>
    <meta:user-defined meta:name="Info 2"/>
    <meta:user-defined meta:name="Info 3"/>
    <meta:user-defined meta:name="Info 4"/>
  </office:meta>
</office:document-meta>
</file>